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solid #000000" fo:padding-top="0.049cm" fo:padding-bottom="1.05cm" fo:padding-left="0.049cm" fo:padding-right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9:42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